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 svg:font-family="Ar"/>
    <style:font-face style:name="Consolas" svg:font-family="Consolas, 'Liberation Mono', Menlo, Monaco, Courier, monospace"/>
    <style:font-face style:name="DejaVu Sans Mono" svg:font-family="'DejaVu Sans Mono'"/>
    <style:font-face style:name="ar" svg:font-family="ar"/>
    <style:font-face style:name="Arial" svg:font-family="Arial" style:font-family-generic="swiss"/>
    <style:font-face style:name="FreeSans1" svg:font-family="FreeSans" style:font-family-generic="swiss"/>
    <style:font-face style:name="arial" svg:font-family="arial"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ifference" style:family="table">
      <style:table-properties style:width="6.6931in" table:align="margins"/>
    </style:style>
    <style:style style:name="Difference.A" style:family="table-column">
      <style:table-column-properties style:column-width="3.3465in" style:rel-column-width="32767*"/>
    </style:style>
    <style:style style:name="Difference.A1" style:family="table-cell">
      <style:table-cell-properties fo:padding="0.0382in" fo:border-left="0.05pt solid #000000" fo:border-right="none" fo:border-top="0.05pt solid #000000" fo:border-bottom="0.05pt solid #000000"/>
    </style:style>
    <style:style style:name="Difference.B1" style:family="table-cell">
      <style:table-cell-properties fo:padding="0.0382in" fo:border="0.05pt solid #000000"/>
    </style:style>
    <style:style style:name="Difference.A2" style:family="table-cell">
      <style:table-cell-properties fo:padding="0.0382in" fo:border-left="0.05pt solid #000000" fo:border-right="none" fo:border-top="none" fo:border-bottom="0.05pt solid #000000"/>
    </style:style>
    <style:style style:name="Difference.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style:font-name="arial" officeooo:rsid="001c769a" officeooo:paragraph-rsid="001c769a"/>
    </style:style>
    <style:style style:name="P2" style:family="paragraph" style:parent-style-name="Standard">
      <style:paragraph-properties fo:text-align="justify" style:justify-single-word="false"/>
      <style:text-properties style:font-name="arial" officeooo:rsid="001ca4b2" officeooo:paragraph-rsid="001ca4b2"/>
    </style:style>
    <style:style style:name="P3" style:family="paragraph" style:parent-style-name="Standard">
      <style:paragraph-properties fo:text-align="justify" style:justify-single-word="false"/>
      <style:text-properties style:font-name="arial" officeooo:rsid="001e4a47" officeooo:paragraph-rsid="001e4a47"/>
    </style:style>
    <style:style style:name="P4" style:family="paragraph" style:parent-style-name="Standard">
      <style:paragraph-properties fo:text-align="justify" style:justify-single-word="false"/>
      <style:text-properties style:font-name="arial" officeooo:rsid="001e62c3" officeooo:paragraph-rsid="001e62c3"/>
    </style:style>
    <style:style style:name="P5" style:family="paragraph" style:parent-style-name="Standard">
      <style:paragraph-properties fo:margin-top="0in" fo:margin-bottom="0.1in" loext:contextual-spacing="false" fo:text-align="justify" style:justify-single-word="false" style:writing-mode="page"/>
      <style:text-properties style:font-name="arial" fo:font-size="14pt" fo:font-weight="bold" officeooo:rsid="001ca4b2" officeooo:paragraph-rsid="001ca4b2" style:font-size-asian="14pt" style:font-weight-asian="bold" style:font-size-complex="14pt" style:font-weight-complex="bold"/>
    </style:style>
    <style:style style:name="P6" style:family="paragraph" style:parent-style-name="Table_20_Contents">
      <style:paragraph-properties fo:text-align="justify" style:justify-single-word="false"/>
      <style:text-properties style:font-name="Arial" fo:font-size="12pt" style:font-name-asian="Nimbus Mono L" style:font-size-asian="10.5pt" style:font-name-complex="Liberation Mono" style:font-size-complex="12pt"/>
    </style:style>
    <style:style style:name="P7" style:family="paragraph" style:parent-style-name="Table_20_Contents">
      <style:paragraph-properties fo:text-align="justify" style:justify-single-word="false"/>
      <style:text-properties style:font-name="Arial" fo:font-size="12pt" officeooo:rsid="00259359" officeooo:paragraph-rsid="00259359" style:font-name-asian="Nimbus Mono L" style:font-size-asian="10.5pt" style:font-name-complex="Liberation Mono" style:font-size-complex="12pt"/>
    </style:style>
    <style:style style:name="P8" style:family="paragraph" style:parent-style-name="Table_20_Contents">
      <style:paragraph-properties fo:text-align="justify" style:justify-single-word="false"/>
      <style:text-properties style:font-name="Arial" fo:font-size="12pt" officeooo:rsid="002875d4" officeooo:paragraph-rsid="002875d4" style:font-name-asian="Nimbus Mono L" style:font-size-asian="10.5pt" style:font-name-complex="Liberation Mono" style:font-size-complex="12pt"/>
    </style:style>
    <style:style style:name="P9" style:family="paragraph" style:parent-style-name="Table_20_Contents">
      <style:paragraph-properties fo:text-align="justify" style:justify-single-word="false"/>
      <style:text-properties style:font-name="Arial" fo:font-size="12pt" officeooo:rsid="00291c06" officeooo:paragraph-rsid="00291c06" style:font-name-asian="Nimbus Mono L" style:font-size-asian="10.5pt" style:font-name-complex="Liberation Mono" style:font-size-complex="12pt"/>
    </style:style>
    <style:style style:name="P10" style:family="paragraph" style:parent-style-name="Preformatted_20_Text">
      <style:paragraph-properties fo:text-align="start" style:justify-single-word="false"/>
      <style:text-properties fo:color="#000000" style:font-name="DejaVu Sans Mono" fo:font-size="9pt" officeooo:rsid="001e62c3" officeooo:paragraph-rsid="001e62c3"/>
    </style:style>
    <style:style style:name="P11" style:family="paragraph" style:parent-style-name="Preformatted_20_Text">
      <loext:graphic-properties draw:fill="solid" draw:fill-color="#ffffff" draw:opacity="100%"/>
      <style:paragraph-properties fo:text-align="start" style:justify-single-word="false" fo:background-color="#ffffff"/>
      <style:text-properties fo:color="#000000" style:font-name="DejaVu Sans Mono" fo:font-size="9pt"/>
    </style:style>
    <style:style style:name="P12" style:family="paragraph" style:parent-style-name="Preformatted_20_Text">
      <loext:graphic-properties draw:fill="solid" draw:fill-color="#ffffff" draw:opacity="100%"/>
      <style:paragraph-properties fo:background-color="#ffffff"/>
      <style:text-properties fo:color="#000000"/>
    </style:style>
    <style:style style:name="P13" style:family="paragraph" style:parent-style-name="Preformatted_20_Text">
      <loext:graphic-properties draw:fill="solid" draw:fill-color="#ffffff" draw:opacity="100%"/>
      <style:paragraph-properties fo:text-align="start" style:justify-single-word="false" fo:background-color="#ffffff"/>
      <style:text-properties fo:color="#000000" officeooo:paragraph-rsid="001e93de"/>
    </style:style>
    <style:style style:name="P14" style:family="paragraph" style:parent-style-name="Preformatted_20_Text">
      <loext:graphic-properties draw:fill="solid" draw:fill-color="#ffffff" draw:opacity="100%"/>
      <style:paragraph-properties fo:margin-top="0in" fo:margin-bottom="0.1965in" loext:contextual-spacing="false" fo:background-color="#ffffff"/>
      <style:text-properties style:font-name="DejaVu Sans Mono" fo:font-size="9pt"/>
    </style:style>
    <style:style style:name="P15" style:family="paragraph" style:parent-style-name="Preformatted_20_Text">
      <loext:graphic-properties draw:fill="solid" draw:fill-color="#ffffff" draw:opacity="100%"/>
      <style:paragraph-properties fo:margin-top="0in" fo:margin-bottom="0.1965in" loext:contextual-spacing="false" fo:text-align="justify" style:justify-single-word="false" fo:background-color="#ffffff"/>
      <style:text-properties style:font-name="DejaVu Sans Mono" fo:font-size="9pt" officeooo:rsid="002a90d2" officeooo:paragraph-rsid="002a90d2" style:font-size-asian="10.5pt" style:font-size-complex="12pt"/>
    </style:style>
    <style:style style:name="P16" style:family="paragraph" style:parent-style-name="Preformatted_20_Text">
      <loext:graphic-properties draw:fill="solid" draw:fill-color="#ffffff" draw:opacity="100%"/>
      <style:paragraph-properties fo:margin-top="0in" fo:margin-bottom="0.1965in" loext:contextual-spacing="false" fo:text-align="start" style:justify-single-word="false" fo:background-color="#ffffff"/>
      <style:text-properties style:font-name="DejaVu Sans Mono" fo:font-size="9pt" officeooo:rsid="002a90d2" officeooo:paragraph-rsid="002a90d2" style:font-size-asian="10.5pt" style:font-size-complex="12pt"/>
    </style:style>
    <style:style style:name="P17" style:family="paragraph" style:parent-style-name="Preformatted_20_Text">
      <loext:graphic-properties draw:fill="solid" draw:fill-color="#ffffff" draw:opacity="100%"/>
      <style:paragraph-properties fo:margin-top="0in" fo:margin-bottom="0.1965in" loext:contextual-spacing="false" fo:text-align="start" style:justify-single-word="false" fo:background-color="#ffffff"/>
      <style:text-properties style:font-name="DejaVu Sans Mono"/>
    </style:style>
    <style:style style:name="P18"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DejaVu Sans Mono" fo:font-size="9pt"/>
    </style:style>
    <style:style style:name="P19" style:family="paragraph" style:parent-style-name="Preformatted_20_Text">
      <loext:graphic-properties draw:fill="solid" draw:fill-color="#ffffff" draw:opacity="100%"/>
      <style:paragraph-properties fo:margin-top="0in" fo:margin-bottom="0.1965in" loext:contextual-spacing="false" fo:text-align="justify" style:justify-single-word="false" fo:background-color="#ffffff"/>
      <style:text-properties fo:color="#000000" style:font-name="DejaVu Sans Mono" fo:font-size="9pt" officeooo:rsid="002a9cc8" officeooo:paragraph-rsid="002a9cc8" style:font-size-asian="10.5pt" style:font-size-complex="12pt"/>
    </style:style>
    <style:style style:name="P20" style:family="paragraph" style:parent-style-name="Preformatted_20_Text">
      <loext:graphic-properties draw:fill="solid" draw:fill-color="#ffffff" draw:opacity="100%"/>
      <style:paragraph-properties fo:margin-top="0in" fo:margin-bottom="0.1965in" loext:contextual-spacing="false" fo:text-align="justify" style:justify-single-word="false" fo:background-color="#ffffff"/>
      <style:text-properties fo:color="#000000" style:font-name="DejaVu Sans Mono" fo:font-size="9pt" officeooo:rsid="002c4524" officeooo:paragraph-rsid="002c4524" style:font-size-asian="10.5pt" style:font-size-complex="12pt"/>
    </style:style>
    <style:style style:name="P21" style:family="paragraph" style:parent-style-name="Preformatted_20_Text">
      <loext:graphic-properties draw:fill="solid" draw:fill-color="#ffffff" draw:opacity="100%"/>
      <style:paragraph-properties fo:margin-top="0in" fo:margin-bottom="0.1965in" loext:contextual-spacing="false" fo:background-color="#ffffff"/>
    </style:style>
    <style:style style:name="P22" style:family="paragraph" style:parent-style-name="Preformatted_20_Text">
      <loext:graphic-properties draw:fill="solid" draw:fill-color="#ffffff" draw:opacity="100%"/>
      <style:paragraph-properties fo:margin-top="0in" fo:margin-bottom="0.1965in" loext:contextual-spacing="false" fo:text-align="start" style:justify-single-word="false" fo:background-color="#ffffff"/>
      <style:text-properties style:font-name="Arial" fo:font-size="12pt" officeooo:rsid="001fbd7f" officeooo:paragraph-rsid="001fbd7f" style:font-size-asian="10.5pt" style:font-size-complex="12pt"/>
    </style:style>
    <style:style style:name="P23" style:family="paragraph" style:parent-style-name="Preformatted_20_Text">
      <loext:graphic-properties draw:fill="solid" draw:fill-color="#ffffff" draw:opacity="100%"/>
      <style:paragraph-properties fo:margin-top="0in" fo:margin-bottom="0.1965in" loext:contextual-spacing="false" fo:text-align="justify" style:justify-single-word="false" fo:background-color="#ffffff"/>
      <style:text-properties style:font-name="Arial" fo:font-size="12pt" officeooo:rsid="001fbd7f" officeooo:paragraph-rsid="001fbd7f" style:font-size-asian="10.5pt" style:font-size-complex="12pt"/>
    </style:style>
    <style:style style:name="P24" style:family="paragraph" style:parent-style-name="Preformatted_20_Text">
      <loext:graphic-properties draw:fill="solid" draw:fill-color="#ffffff" draw:opacity="100%"/>
      <style:paragraph-properties fo:margin-top="0in" fo:margin-bottom="0.1965in" loext:contextual-spacing="false" fo:text-align="justify" style:justify-single-word="false" fo:background-color="#ffffff"/>
      <style:text-properties style:font-name="Arial" fo:font-size="12pt" officeooo:rsid="0023bcf2" officeooo:paragraph-rsid="0023bcf2" style:font-size-asian="10.5pt" style:font-size-complex="12pt"/>
    </style:style>
    <style:style style:name="P25" style:family="paragraph" style:parent-style-name="Preformatted_20_Text">
      <loext:graphic-properties draw:fill="solid" draw:fill-color="#ffffff" draw:opacity="100%"/>
      <style:paragraph-properties fo:margin-top="0in" fo:margin-bottom="0.1965in" loext:contextual-spacing="false" fo:text-align="justify" style:justify-single-word="false" fo:background-color="#ffffff"/>
      <style:text-properties style:font-name="Arial" fo:font-size="12pt" officeooo:rsid="002a90d2" officeooo:paragraph-rsid="002a90d2" style:font-size-asian="10.5pt" style:font-size-complex="12pt"/>
    </style:style>
    <style:style style:name="P26" style:family="paragraph" style:parent-style-name="Preformatted_20_Text">
      <loext:graphic-properties draw:fill="solid" draw:fill-color="#ffffff" draw:opacity="100%"/>
      <style:paragraph-properties fo:margin-top="0in" fo:margin-bottom="0.1965in" loext:contextual-spacing="false" fo:text-align="justify" style:justify-single-word="false" fo:background-color="#ffffff"/>
      <style:text-properties style:font-name="Arial" fo:font-size="12pt" officeooo:rsid="002a90d2" officeooo:paragraph-rsid="0032374f" style:font-size-asian="10.5pt" style:font-size-complex="12pt"/>
    </style:style>
    <style:style style:name="P27" style:family="paragraph" style:parent-style-name="Preformatted_20_Text">
      <loext:graphic-properties draw:fill="solid" draw:fill-color="#ffffff" draw:opacity="100%"/>
      <style:paragraph-properties fo:margin-top="0in" fo:margin-bottom="0.1965in" loext:contextual-spacing="false" fo:text-align="justify" style:justify-single-word="false" fo:background-color="#ffffff"/>
      <style:text-properties style:font-name="Arial" fo:font-size="12pt" officeooo:rsid="002a9cc8" officeooo:paragraph-rsid="002a9cc8" style:font-size-asian="10.5pt" style:font-size-complex="12pt"/>
    </style:style>
    <style:style style:name="P28" style:family="paragraph" style:parent-style-name="Preformatted_20_Text">
      <loext:graphic-properties draw:fill="solid" draw:fill-color="#ffffff" draw:opacity="100%"/>
      <style:paragraph-properties fo:margin-top="0in" fo:margin-bottom="0.1965in" loext:contextual-spacing="false" fo:text-align="justify" style:justify-single-word="false" fo:background-color="#ffffff"/>
      <style:text-properties style:font-name="Arial" fo:font-size="12pt" fo:font-style="italic" fo:font-weight="bold" officeooo:rsid="002bdcd9" officeooo:paragraph-rsid="002bdcd9" style:font-size-asian="10.5pt" style:font-style-asian="italic" style:font-weight-asian="bold" style:font-size-complex="12pt" style:font-style-complex="italic" style:font-weight-complex="bold"/>
    </style:style>
    <style:style style:name="P29" style:family="paragraph" style:parent-style-name="Preformatted_20_Text">
      <loext:graphic-properties draw:fill="solid" draw:fill-color="#ffffff" draw:opacity="100%"/>
      <style:paragraph-properties fo:margin-top="0in" fo:margin-bottom="0.1965in" loext:contextual-spacing="false" fo:text-align="justify" style:justify-single-word="false" fo:background-color="#ffffff"/>
      <style:text-properties style:font-name="arial" fo:font-size="12pt" officeooo:rsid="002c4524" officeooo:paragraph-rsid="002c4524" style:font-size-asian="10.5pt" style:font-size-complex="12pt"/>
    </style:style>
    <style:style style:name="P30" style:family="paragraph" style:parent-style-name="Preformatted_20_Text">
      <loext:graphic-properties draw:fill="solid" draw:fill-color="#ffffff" draw:opacity="100%"/>
      <style:paragraph-properties fo:margin-top="0in" fo:margin-bottom="0.1965in" loext:contextual-spacing="false" fo:text-align="justify" style:justify-single-word="false" fo:background-color="#ffffff"/>
      <style:text-properties style:font-name="arial" fo:font-size="12pt" officeooo:paragraph-rsid="002c4524"/>
    </style:style>
    <style:style style:name="P31" style:family="paragraph" style:parent-style-name="Preformatted_20_Text">
      <loext:graphic-properties draw:fill="solid" draw:fill-color="#ffffff" draw:opacity="100%"/>
      <style:paragraph-properties fo:margin-top="0in" fo:margin-bottom="0.1965in" loext:contextual-spacing="false" fo:text-align="justify" style:justify-single-word="false" fo:background-color="#ffffff"/>
      <style:text-properties style:font-name="arial" fo:font-size="12pt" fo:font-style="italic" fo:font-weight="bold" officeooo:rsid="002c4524" officeooo:paragraph-rsid="002c4524" style:font-size-asian="10.5pt" style:font-style-asian="italic" style:font-weight-asian="bold" style:font-size-complex="12pt" style:font-style-complex="italic" style:font-weight-complex="bold"/>
    </style:style>
    <style:style style:name="P32" style:family="paragraph" style:parent-style-name="Preformatted_20_Text">
      <loext:graphic-properties draw:fill="solid" draw:fill-color="#ffffff" draw:opacity="100%"/>
      <style:paragraph-properties fo:margin-top="0in" fo:margin-bottom="0.1965in" loext:contextual-spacing="false" fo:text-align="justify" style:justify-single-word="false" fo:background-color="#ffffff"/>
      <style:text-properties style:font-name="arial" fo:font-size="12pt" fo:font-style="italic" fo:font-weight="bold" officeooo:rsid="002c4524" officeooo:paragraph-rsid="003d9e65" style:font-size-asian="10.5pt" style:font-style-asian="italic" style:font-weight-asian="bold" style:font-size-complex="12pt" style:font-style-complex="italic" style:font-weight-complex="bold"/>
    </style:style>
    <style:style style:name="P33" style:family="paragraph" style:parent-style-name="Preformatted_20_Text">
      <loext:graphic-properties draw:fill="solid" draw:fill-color="#ffffff" draw:opacity="100%"/>
      <style:paragraph-properties fo:margin-top="0in" fo:margin-bottom="0.1965in" loext:contextual-spacing="false" fo:text-align="start" style:justify-single-word="false" fo:background-color="#ffffff"/>
      <style:text-properties style:font-name="arial" fo:font-size="12pt" fo:font-style="italic" officeooo:rsid="003c5b4c" officeooo:paragraph-rsid="003c5b4c" style:font-size-asian="12pt" style:font-style-asian="italic" style:font-size-complex="12pt" style:font-style-complex="italic"/>
    </style:style>
    <style:style style:name="P34" style:family="paragraph" style:parent-style-name="Preformatted_20_Text">
      <loext:graphic-properties draw:fill="solid" draw:fill-color="#ffffff" draw:opacity="100%"/>
      <style:paragraph-properties fo:margin-top="0in" fo:margin-bottom="0.1965in" loext:contextual-spacing="false" fo:text-align="start" style:justify-single-word="false" fo:background-color="#ffffff"/>
      <style:text-properties style:font-name="arial" fo:font-size="12pt" officeooo:paragraph-rsid="0036a5d4"/>
    </style:style>
    <style:style style:name="P35" style:family="paragraph" style:parent-style-name="Preformatted_20_Text">
      <loext:graphic-properties draw:fill="solid" draw:fill-color="#ffffff" draw:opacity="100%"/>
      <style:paragraph-properties fo:margin-top="0in" fo:margin-bottom="0.1965in" loext:contextual-spacing="false" fo:text-align="justify" style:justify-single-word="false" fo:background-color="#ffffff"/>
      <style:text-properties style:font-name="arial" fo:font-size="12pt" fo:font-style="normal" fo:font-weight="normal" officeooo:rsid="003d9e65" officeooo:paragraph-rsid="003d9e65" style:font-size-asian="10.5pt" style:font-style-asian="normal" style:font-weight-asian="normal" style:font-size-complex="12pt" style:font-style-complex="normal" style:font-weight-complex="normal"/>
    </style:style>
    <style:style style:name="P36" style:family="paragraph" style:parent-style-name="Preformatted_20_Text">
      <loext:graphic-properties draw:fill="solid" draw:fill-color="#ffffff" draw:opacity="100%"/>
      <style:paragraph-properties fo:margin-top="0in" fo:margin-bottom="0.1965in" loext:contextual-spacing="false" fo:text-align="justify" style:justify-single-word="false" fo:background-color="#ffffff"/>
      <style:text-properties style:font-name="arial" fo:font-size="14pt" fo:font-style="normal" fo:font-weight="bold" officeooo:rsid="003f10d6" officeooo:paragraph-rsid="003f10d6" style:font-size-asian="14pt" style:font-style-asian="normal" style:font-weight-asian="bold" style:font-size-complex="14pt" style:font-style-complex="normal" style:font-weight-complex="bold"/>
    </style:style>
    <style:style style:name="P37" style:family="paragraph" style:parent-style-name="Preformatted_20_Text">
      <loext:graphic-properties draw:fill="solid" draw:fill-color="#ffffff" draw:opacity="100%"/>
      <style:paragraph-properties fo:margin-top="0in" fo:margin-bottom="0.1965in" loext:contextual-spacing="false" fo:text-align="justify" style:justify-single-word="false" fo:background-color="#ffffff" style:writing-mode="page"/>
      <style:text-properties style:font-name="arial" fo:font-size="14pt" fo:font-style="normal" fo:font-weight="bold" officeooo:rsid="00666803" officeooo:paragraph-rsid="00666803" style:font-size-asian="14pt" style:font-style-asian="normal" style:font-weight-asian="bold" style:font-size-complex="14pt" style:font-style-complex="normal" style:font-weight-complex="bold"/>
    </style:style>
    <style:style style:name="P38" style:family="paragraph" style:parent-style-name="Preformatted_20_Text">
      <loext:graphic-properties draw:fill="solid" draw:fill-color="#ffffff" draw:opacity="100%"/>
      <style:paragraph-properties fo:margin-top="0in" fo:margin-bottom="0.1965in" loext:contextual-spacing="false" fo:text-align="justify" style:justify-single-word="false" fo:background-color="#ffffff" style:writing-mode="page"/>
      <style:text-properties style:font-name="arial" fo:font-size="12pt" fo:font-style="normal" fo:font-weight="normal" officeooo:rsid="00672e7e" officeooo:paragraph-rsid="00672e7e" style:font-size-asian="10.5pt" style:font-style-asian="normal" style:font-weight-asian="normal" style:font-size-complex="12pt" style:font-style-complex="normal" style:font-weight-complex="normal"/>
    </style:style>
    <style:style style:name="P39" style:family="paragraph" style:parent-style-name="Preformatted_20_Text">
      <loext:graphic-properties draw:fill="solid" draw:fill-color="#ffffff" draw:opacity="100%"/>
      <style:paragraph-properties fo:margin-top="0in" fo:margin-bottom="0.1965in" loext:contextual-spacing="false" fo:text-align="justify" style:justify-single-word="false" fo:background-color="#ffffff" style:writing-mode="page"/>
      <style:text-properties style:font-name="arial" fo:font-size="12pt" fo:font-style="normal" fo:font-weight="normal" officeooo:rsid="006dce9c" officeooo:paragraph-rsid="006dce9c" style:font-size-asian="10.5pt" style:font-style-asian="normal" style:font-weight-asian="normal" style:font-size-complex="12pt" style:font-style-complex="normal" style:font-weight-complex="normal"/>
    </style:style>
    <style:style style:name="P40" style:family="paragraph" style:parent-style-name="Preformatted_20_Text">
      <loext:graphic-properties draw:fill="solid" draw:fill-color="#ffffff" draw:opacity="100%"/>
      <style:paragraph-properties fo:margin-top="0in" fo:margin-bottom="0.1965in" loext:contextual-spacing="false" fo:text-align="justify" style:justify-single-word="false" fo:background-color="#ffffff" style:writing-mode="page"/>
      <style:text-properties style:font-name="arial" fo:font-size="12pt" fo:font-style="normal" fo:font-weight="normal" officeooo:rsid="006f97f6" officeooo:paragraph-rsid="006f97f6" style:font-size-asian="10.5pt" style:font-style-asian="normal" style:font-weight-asian="normal" style:font-size-complex="12pt" style:font-style-complex="normal" style:font-weight-complex="normal"/>
    </style:style>
    <style:style style:name="P41" style:family="paragraph" style:parent-style-name="Preformatted_20_Text">
      <loext:graphic-properties draw:fill="solid" draw:fill-color="#ffffff" draw:opacity="100%"/>
      <style:paragraph-properties fo:margin-top="0in" fo:margin-bottom="0in" loext:contextual-spacing="false" fo:text-align="start" style:justify-single-word="false" fo:background-color="#ffffff" style:writing-mode="page"/>
      <style:text-properties fo:color="#808080" style:font-name="DejaVu Sans Mono" fo:font-size="9pt" fo:font-style="italic"/>
    </style:style>
    <style:style style:name="P42" style:family="paragraph" style:parent-style-name="Preformatted_20_Text">
      <loext:graphic-properties draw:fill="solid" draw:fill-color="#ffffff" draw:opacity="100%"/>
      <style:paragraph-properties fo:margin-top="0in" fo:margin-bottom="0in" loext:contextual-spacing="false" fo:background-color="#ffffff" style:writing-mode="page"/>
      <style:text-properties fo:color="#808080" style:font-name="DejaVu Sans Mono" fo:font-size="9pt" fo:font-style="italic"/>
    </style:style>
    <style:style style:name="P43" style:family="paragraph" style:parent-style-name="Preformatted_20_Text">
      <loext:graphic-properties draw:fill="solid" draw:fill-color="#ffffff" draw:opacity="100%"/>
      <style:paragraph-properties fo:margin-top="0in" fo:margin-bottom="0in" loext:contextual-spacing="false" fo:background-color="#ffffff" style:writing-mode="page"/>
      <style:text-properties fo:color="#000000" style:font-name="DejaVu Sans Mono" fo:font-size="9pt"/>
    </style:style>
    <style:style style:name="P44" style:family="paragraph" style:parent-style-name="Preformatted_20_Text">
      <loext:graphic-properties draw:fill="solid" draw:fill-color="#ffffff" draw:opacity="100%"/>
      <style:paragraph-properties fo:margin-top="0in" fo:margin-bottom="0in" loext:contextual-spacing="false" fo:text-align="justify" style:justify-single-word="false" fo:background-color="#ffffff" style:writing-mode="page"/>
      <style:text-properties fo:color="#000000" style:font-name="DejaVu Sans Mono" fo:font-size="9pt" fo:font-style="normal" fo:font-weight="normal" officeooo:rsid="004b7af1" officeooo:paragraph-rsid="0050533c" style:font-size-asian="10.5pt" style:font-style-asian="normal" style:font-weight-asian="normal" style:font-size-complex="12pt" style:font-style-complex="normal" style:font-weight-complex="normal"/>
    </style:style>
    <style:style style:name="P45" style:family="paragraph" style:parent-style-name="Preformatted_20_Text">
      <loext:graphic-properties draw:fill="solid" draw:fill-color="#ffffff" draw:opacity="100%"/>
      <style:paragraph-properties fo:margin-top="0in" fo:margin-bottom="0in" loext:contextual-spacing="false" fo:text-align="start" style:justify-single-word="false" fo:background-color="#ffffff" style:writing-mode="page"/>
      <style:text-properties style:font-name="arial" fo:font-size="12pt" fo:font-style="italic" officeooo:rsid="003b4b5b" officeooo:paragraph-rsid="003b4b5b" style:font-size-asian="12pt" style:font-style-asian="italic" style:font-size-complex="12pt" style:font-style-complex="italic"/>
    </style:style>
    <style:style style:name="P46" style:family="paragraph" style:parent-style-name="Preformatted_20_Text">
      <loext:graphic-properties draw:fill="solid" draw:fill-color="#ffffff" draw:opacity="100%"/>
      <style:paragraph-properties fo:margin-top="0in" fo:margin-bottom="0in" loext:contextual-spacing="false" fo:background-color="#ffffff" style:writing-mode="page"/>
      <style:text-properties style:font-name="DejaVu Sans Mono" fo:font-size="9pt"/>
    </style:style>
    <style:style style:name="P47" style:family="paragraph" style:parent-style-name="Preformatted_20_Text">
      <loext:graphic-properties draw:fill="solid" draw:fill-color="#ffffff" draw:opacity="100%"/>
      <style:paragraph-properties fo:margin-top="0in" fo:margin-bottom="0.1in" loext:contextual-spacing="false" fo:text-align="justify" style:justify-single-word="false" fo:background-color="#ffffff" style:writing-mode="page"/>
      <style:text-properties style:font-name="Arial" fo:font-size="14pt" fo:font-weight="bold" officeooo:rsid="0023bcf2" officeooo:paragraph-rsid="0023bcf2" style:font-size-asian="14pt" style:font-weight-asian="bold" style:font-size-complex="14pt" style:font-weight-complex="bold"/>
    </style:style>
    <style:style style:name="P48" style:family="paragraph" style:parent-style-name="Preformatted_20_Text">
      <loext:graphic-properties draw:fill="solid" draw:fill-color="#ffffff" draw:opacity="100%"/>
      <style:paragraph-properties fo:margin-top="0in" fo:margin-bottom="0.1in" loext:contextual-spacing="false" fo:text-align="justify" style:justify-single-word="false" fo:background-color="#ffffff" style:writing-mode="page"/>
      <style:text-properties style:font-name="arial" fo:font-size="12pt" fo:font-style="normal" fo:font-weight="normal" officeooo:rsid="003f10d6" officeooo:paragraph-rsid="003f10d6" style:font-size-asian="10.5pt" style:font-style-asian="normal" style:font-weight-asian="normal" style:font-size-complex="12pt" style:font-style-complex="normal" style:font-weight-complex="normal"/>
    </style:style>
    <style:style style:name="P49" style:family="paragraph" style:parent-style-name="Preformatted_20_Text">
      <loext:graphic-properties draw:fill="solid" draw:fill-color="#ffffff" draw:opacity="100%"/>
      <style:paragraph-properties fo:margin-top="0in" fo:margin-bottom="0.1in" loext:contextual-spacing="false" fo:text-align="justify" style:justify-single-word="false" fo:background-color="#ffffff" style:writing-mode="page"/>
      <style:text-properties style:font-name="arial" fo:font-size="12pt" fo:font-style="normal" fo:font-weight="normal" officeooo:rsid="0043a736" officeooo:paragraph-rsid="0043a736" style:font-size-asian="10.5pt" style:font-style-asian="normal" style:font-weight-asian="normal" style:font-size-complex="12pt" style:font-style-complex="normal" style:font-weight-complex="normal"/>
    </style:style>
    <style:style style:name="P50" style:family="paragraph" style:parent-style-name="Preformatted_20_Text">
      <loext:graphic-properties draw:fill="solid" draw:fill-color="#ffffff" draw:opacity="100%"/>
      <style:paragraph-properties fo:margin-top="0in" fo:margin-bottom="0.1in" loext:contextual-spacing="false" fo:text-align="justify" style:justify-single-word="false" fo:background-color="#ffffff" style:writing-mode="page"/>
      <style:text-properties style:font-name="arial" fo:font-size="12pt" fo:font-style="normal" fo:font-weight="normal" officeooo:rsid="004b7af1" officeooo:paragraph-rsid="0050533c" style:font-size-asian="10.5pt" style:font-style-asian="normal" style:font-weight-asian="normal" style:font-size-complex="12pt" style:font-style-complex="normal" style:font-weight-complex="normal"/>
    </style:style>
    <style:style style:name="P51" style:family="paragraph" style:parent-style-name="Preformatted_20_Text">
      <loext:graphic-properties draw:fill="solid" draw:fill-color="#ffffff" draw:opacity="100%"/>
      <style:paragraph-properties fo:margin-top="0in" fo:margin-bottom="0.1in" loext:contextual-spacing="false" fo:text-align="justify" style:justify-single-word="false" fo:background-color="#ffffff" style:writing-mode="page"/>
      <style:text-properties style:font-name="arial" fo:font-size="12pt" fo:font-style="normal" fo:font-weight="normal" officeooo:rsid="004b7af1" officeooo:paragraph-rsid="006183ce" style:font-size-asian="10.5pt" style:font-style-asian="normal" style:font-weight-asian="normal" style:font-size-complex="12pt" style:font-style-complex="normal" style:font-weight-complex="normal"/>
    </style:style>
    <style:style style:name="P52" style:family="paragraph" style:parent-style-name="Preformatted_20_Text">
      <loext:graphic-properties draw:fill="solid" draw:fill-color="#ffffff" draw:opacity="100%"/>
      <style:paragraph-properties fo:margin-top="0in" fo:margin-bottom="0.1in" loext:contextual-spacing="false" fo:text-align="justify" style:justify-single-word="false" fo:background-color="#ffffff" style:writing-mode="page"/>
      <style:text-properties style:font-name="arial" fo:font-size="12pt" fo:font-style="normal" fo:font-weight="normal" officeooo:rsid="0061bbc0" officeooo:paragraph-rsid="0061bbc0" style:font-size-asian="10.5pt" style:font-style-asian="normal" style:font-weight-asian="normal" style:font-size-complex="12pt" style:font-style-complex="normal" style:font-weight-complex="normal"/>
    </style:style>
    <style:style style:name="P53" style:family="paragraph" style:parent-style-name="Preformatted_20_Text">
      <loext:graphic-properties draw:fill="solid" draw:fill-color="#ffffff" draw:opacity="100%"/>
      <style:paragraph-properties fo:margin-top="0in" fo:margin-bottom="0.1in" loext:contextual-spacing="false" fo:text-align="justify" style:justify-single-word="false" fo:background-color="#ffffff" style:writing-mode="page"/>
      <style:text-properties style:font-name="arial" fo:font-size="12pt" fo:font-style="normal" fo:font-weight="normal" officeooo:rsid="00639607" officeooo:paragraph-rsid="00639607" style:font-size-asian="10.5pt" style:font-style-asian="normal" style:font-weight-asian="normal" style:font-size-complex="12pt" style:font-style-complex="normal" style:font-weight-complex="normal"/>
    </style:style>
    <style:style style:name="P54" style:family="paragraph" style:parent-style-name="Preformatted_20_Text">
      <loext:graphic-properties draw:fill="solid" draw:fill-color="#ffffff" draw:opacity="100%"/>
      <style:paragraph-properties fo:margin-top="0in" fo:margin-bottom="0.1in" loext:contextual-spacing="false" fo:text-align="justify" style:justify-single-word="false" fo:background-color="#ffffff" style:writing-mode="page"/>
      <style:text-properties style:font-name="arial" fo:font-size="12pt" fo:font-style="italic" fo:font-weight="bold" officeooo:rsid="006183ce" officeooo:paragraph-rsid="006183ce" style:font-size-asian="10.5pt" style:font-style-asian="italic" style:font-weight-asian="bold" style:font-size-complex="12pt" style:font-style-complex="italic" style:font-weight-complex="bold"/>
    </style:style>
    <style:style style:name="P55" style:family="paragraph" style:parent-style-name="Preformatted_20_Text">
      <loext:graphic-properties draw:fill="solid" draw:fill-color="#ffffff" draw:opacity="100%"/>
      <style:paragraph-properties fo:margin-top="0in" fo:margin-bottom="0.1in" loext:contextual-spacing="false" fo:text-align="justify" style:justify-single-word="false" fo:background-color="#ffffff" style:writing-mode="page"/>
      <style:text-properties style:font-name="arial" fo:font-size="12pt" fo:font-style="italic" fo:font-weight="bold" officeooo:rsid="00639607" officeooo:paragraph-rsid="00639607" style:font-size-asian="10.5pt" style:font-style-asian="italic" style:font-weight-asian="bold" style:font-size-complex="12pt" style:font-style-complex="italic" style:font-weight-complex="bold"/>
    </style:style>
    <style:style style:name="P56" style:family="paragraph" style:parent-style-name="Preformatted_20_Text">
      <loext:graphic-properties draw:fill="solid" draw:fill-color="#ffffff" draw:opacity="100%"/>
      <style:paragraph-properties fo:margin-top="0in" fo:margin-bottom="0.1in" loext:contextual-spacing="false" fo:text-align="justify" style:justify-single-word="false" fo:background-color="#ffffff" style:writing-mode="page"/>
      <style:text-properties fo:color="#000000" style:font-name="DejaVu Sans Mono" fo:font-size="9pt" fo:font-style="normal" fo:font-weight="normal" officeooo:rsid="004b7af1" officeooo:paragraph-rsid="0050533c" style:font-size-asian="10.5pt" style:font-style-asian="normal" style:font-weight-asian="normal" style:font-size-complex="12pt" style:font-style-complex="normal" style:font-weight-complex="normal"/>
    </style:style>
    <style:style style:name="P57" style:family="paragraph" style:parent-style-name="Preformatted_20_Text">
      <loext:graphic-properties draw:fill="solid" draw:fill-color="#ffffff" draw:opacity="100%"/>
      <style:paragraph-properties fo:margin-top="0in" fo:margin-bottom="0.1in" loext:contextual-spacing="false" fo:text-align="justify" style:justify-single-word="false" fo:background-color="#ffffff" style:writing-mode="page"/>
      <style:text-properties fo:color="#000000" officeooo:paragraph-rsid="0043a736"/>
    </style:style>
    <style:style style:name="P58" style:family="paragraph" style:parent-style-name="Preformatted_20_Text">
      <loext:graphic-properties draw:fill="solid" draw:fill-color="#ffffff" draw:opacity="100%"/>
      <style:paragraph-properties fo:margin-top="0.1in" fo:margin-bottom="0.1in" loext:contextual-spacing="false" fo:text-align="justify" style:justify-single-word="false" fo:background-color="#ffffff" style:writing-mode="page"/>
      <style:text-properties style:font-name="arial" fo:font-size="12pt" fo:font-style="italic" fo:font-weight="bold" officeooo:rsid="006183ce" officeooo:paragraph-rsid="006183ce" style:font-size-asian="10.5pt" style:font-style-asian="italic" style:font-weight-asian="bold" style:font-size-complex="12pt" style:font-style-complex="italic" style:font-weight-complex="bold"/>
    </style:style>
    <style:style style:name="T1" style:family="text">
      <style:text-properties officeooo:rsid="001e3e4a"/>
    </style:style>
    <style:style style:name="T2" style:family="text">
      <style:text-properties officeooo:rsid="001e62c3"/>
    </style:style>
    <style:style style:name="T3" style:family="text">
      <style:text-properties fo:color="#660e7a" fo:font-style="italic" fo:font-weight="bold"/>
    </style:style>
    <style:style style:name="T4" style:family="text">
      <style:text-properties fo:color="#660e7a" fo:font-weight="bold"/>
    </style:style>
    <style:style style:name="T5" style:family="text">
      <style:text-properties fo:color="#660e7a" style:font-name="DejaVu Sans Mono" fo:font-size="9pt" fo:font-style="italic"/>
    </style:style>
    <style:style style:name="T6" style:family="text">
      <style:text-properties fo:color="#660e7a" style:font-name="DejaVu Sans Mono" fo:font-size="9pt" fo:font-style="italic" fo:font-weight="bold"/>
    </style:style>
    <style:style style:name="T7" style:family="text">
      <style:text-properties fo:color="#000080" fo:font-weight="bold"/>
    </style:style>
    <style:style style:name="T8" style:family="text">
      <style:text-properties fo:color="#000080" fo:font-weight="bold" officeooo:rsid="002e9661"/>
    </style:style>
    <style:style style:name="T9" style:family="text">
      <style:text-properties fo:color="#000080" fo:font-weight="bold" officeooo:rsid="00576f39"/>
    </style:style>
    <style:style style:name="T10" style:family="text">
      <style:text-properties fo:color="#000080" style:font-name="DejaVu Sans Mono" fo:font-size="9pt" fo:font-weight="bold"/>
    </style:style>
    <style:style style:name="T11" style:family="text">
      <style:text-properties fo:color="#000080" style:font-name="DejaVu Sans Mono" fo:font-size="9pt" fo:font-style="normal" fo:font-weight="bold" officeooo:rsid="0048b798" style:font-size-asian="10.5pt" style:font-style-asian="normal" style:font-weight-asian="normal" style:font-size-complex="12pt" style:font-style-complex="normal" style:font-weight-complex="normal"/>
    </style:style>
    <style:style style:name="T12" style:family="text">
      <style:text-properties style:font-name="DejaVu Sans Mono" fo:font-size="9pt"/>
    </style:style>
    <style:style style:name="T13" style:family="text">
      <style:text-properties style:font-name="DejaVu Sans Mono" fo:font-size="9pt" fo:font-style="italic"/>
    </style:style>
    <style:style style:name="T14" style:family="text">
      <style:text-properties style:font-name="DejaVu Sans Mono" fo:font-size="9pt" fo:font-style="normal" fo:font-weight="normal" officeooo:rsid="0048b798" style:font-size-asian="10.5pt" style:font-style-asian="normal" style:font-weight-asian="normal" style:font-size-complex="12pt" style:font-style-complex="normal" style:font-weight-complex="normal"/>
    </style:style>
    <style:style style:name="T15" style:family="text">
      <style:text-properties fo:color="#000000"/>
    </style:style>
    <style:style style:name="T16" style:family="text">
      <style:text-properties fo:color="#000000" fo:font-size="9pt"/>
    </style:style>
    <style:style style:name="T17" style:family="text">
      <style:text-properties fo:color="#000000" officeooo:rsid="002cd2b0"/>
    </style:style>
    <style:style style:name="T18" style:family="text">
      <style:text-properties fo:color="#000000" style:font-name="DejaVu Sans Mono" fo:font-size="9pt"/>
    </style:style>
    <style:style style:name="T19" style:family="text">
      <style:text-properties fo:color="#000000" style:font-name="DejaVu Sans Mono" fo:font-size="9pt" officeooo:rsid="002c4524" style:font-size-asian="10.5pt" style:font-size-complex="12pt"/>
    </style:style>
    <style:style style:name="T20" style:family="text">
      <style:text-properties fo:color="#000000" style:font-name="DejaVu Sans Mono" fo:font-size="9pt" fo:font-style="italic"/>
    </style:style>
    <style:style style:name="T21" style:family="text">
      <style:text-properties fo:color="#000000" officeooo:rsid="002e9661"/>
    </style:style>
    <style:style style:name="T22" style:family="text">
      <style:text-properties fo:color="#000000" officeooo:rsid="002fcbc3"/>
    </style:style>
    <style:style style:name="T23" style:family="text">
      <style:text-properties fo:color="#000000" officeooo:rsid="002c4524" style:font-size-asian="10.5pt" style:font-size-complex="12pt"/>
    </style:style>
    <style:style style:name="T24" style:family="text">
      <style:text-properties fo:color="#000000" officeooo:rsid="0036a5d4" style:font-size-asian="10.5pt" style:font-size-complex="12pt"/>
    </style:style>
    <style:style style:name="T25" style:family="text">
      <style:text-properties fo:color="#000000" officeooo:rsid="003a7ffe" style:font-size-asian="10.5pt" style:font-size-complex="12pt"/>
    </style:style>
    <style:style style:name="T26" style:family="text">
      <style:text-properties fo:color="#000000" officeooo:rsid="0036a5d4" style:font-size-asian="12pt" style:font-size-complex="12pt"/>
    </style:style>
    <style:style style:name="T27" style:family="text">
      <style:text-properties fo:color="#000000" officeooo:rsid="0039bc67" style:font-size-asian="12pt" style:font-size-complex="12pt"/>
    </style:style>
    <style:style style:name="T28" style:family="text">
      <style:text-properties fo:color="#000000" officeooo:rsid="003a7ffe" style:font-size-asian="12pt" style:font-size-complex="12pt"/>
    </style:style>
    <style:style style:name="T29" style:family="text">
      <style:text-properties fo:color="#000000" officeooo:rsid="003b1f5f"/>
    </style:style>
    <style:style style:name="T30" style:family="text">
      <style:text-properties fo:color="#000000" officeooo:rsid="003524fa"/>
    </style:style>
    <style:style style:name="T31" style:family="text">
      <style:text-properties fo:color="#000000" officeooo:rsid="003d0212"/>
    </style:style>
    <style:style style:name="T32" style:family="text">
      <style:text-properties fo:color="#000000" officeooo:rsid="003d9e65"/>
    </style:style>
    <style:style style:name="T33" style:family="text">
      <style:text-properties fo:color="#000000" officeooo:rsid="0040fd32"/>
    </style:style>
    <style:style style:name="T34" style:family="text">
      <style:text-properties fo:color="#000000" officeooo:rsid="0042d8da"/>
    </style:style>
    <style:style style:name="T35" style:family="text">
      <style:text-properties fo:color="#000000" officeooo:rsid="004440ba"/>
    </style:style>
    <style:style style:name="T36" style:family="text">
      <style:text-properties fo:color="#000000" officeooo:rsid="00455d21"/>
    </style:style>
    <style:style style:name="T37" style:family="text">
      <style:text-properties fo:color="#000000" officeooo:rsid="00472351"/>
    </style:style>
    <style:style style:name="T38" style:family="text">
      <style:text-properties fo:color="#000000" officeooo:rsid="0048b798"/>
    </style:style>
    <style:style style:name="T39" style:family="text">
      <style:text-properties fo:color="#000000" officeooo:rsid="004d4176"/>
    </style:style>
    <style:style style:name="T40" style:family="text">
      <style:text-properties fo:color="#000000" officeooo:rsid="004d9172"/>
    </style:style>
    <style:style style:name="T41" style:family="text">
      <style:text-properties fo:color="#000000" officeooo:rsid="00516950"/>
    </style:style>
    <style:style style:name="T42" style:family="text">
      <style:text-properties fo:color="#000000" officeooo:rsid="0052531b"/>
    </style:style>
    <style:style style:name="T43" style:family="text">
      <style:text-properties fo:color="#000000" officeooo:rsid="00539b68"/>
    </style:style>
    <style:style style:name="T44" style:family="text">
      <style:text-properties fo:color="#000000" officeooo:rsid="00558c0c"/>
    </style:style>
    <style:style style:name="T45" style:family="text">
      <style:text-properties fo:color="#000000" officeooo:rsid="00576f39"/>
    </style:style>
    <style:style style:name="T46" style:family="text">
      <style:text-properties fo:color="#000000" officeooo:rsid="005b10de"/>
    </style:style>
    <style:style style:name="T47" style:family="text">
      <style:text-properties fo:color="#000000" officeooo:rsid="005c369e"/>
    </style:style>
    <style:style style:name="T48" style:family="text">
      <style:text-properties fo:color="#000000" officeooo:rsid="005cdd08"/>
    </style:style>
    <style:style style:name="T49" style:family="text">
      <style:text-properties fo:color="#000000" officeooo:rsid="005ecb1c"/>
    </style:style>
    <style:style style:name="T50" style:family="text">
      <style:text-properties fo:color="#000000" officeooo:rsid="005f1363"/>
    </style:style>
    <style:style style:name="T51" style:family="text">
      <style:text-properties fo:color="#000000" officeooo:rsid="005f68a9"/>
    </style:style>
    <style:style style:name="T52" style:family="text">
      <style:text-properties fo:color="#000000" officeooo:rsid="0060abfd"/>
    </style:style>
    <style:style style:name="T53" style:family="text">
      <style:text-properties fo:color="#000000" officeooo:rsid="0064c61f"/>
    </style:style>
    <style:style style:name="T54" style:family="text">
      <style:text-properties fo:color="#000000" officeooo:rsid="00681451"/>
    </style:style>
    <style:style style:name="T55" style:family="text">
      <style:text-properties fo:color="#000000" officeooo:rsid="0069014f"/>
    </style:style>
    <style:style style:name="T56" style:family="text">
      <style:text-properties fo:color="#000000" officeooo:rsid="006ad75c"/>
    </style:style>
    <style:style style:name="T57" style:family="text">
      <style:text-properties fo:color="#000000" officeooo:rsid="006b7c5f"/>
    </style:style>
    <style:style style:name="T58" style:family="text">
      <style:text-properties fo:color="#000000" officeooo:rsid="006dce9c"/>
    </style:style>
    <style:style style:name="T59" style:family="text">
      <style:text-properties fo:color="#000000" officeooo:rsid="0070fd1a"/>
    </style:style>
    <style:style style:name="T60" style:family="text">
      <style:text-properties fo:color="#808080"/>
    </style:style>
    <style:style style:name="T61" style:family="text">
      <style:text-properties fo:color="#808080" style:font-name="DejaVu Sans Mono" fo:font-size="9pt" fo:font-style="italic"/>
    </style:style>
    <style:style style:name="T62" style:family="text">
      <style:text-properties fo:color="#008000" fo:font-weight="bold"/>
    </style:style>
    <style:style style:name="T63" style:family="text">
      <style:text-properties fo:color="#008000" style:font-name="DejaVu Sans Mono" fo:font-size="9pt" fo:font-weight="bold"/>
    </style:style>
    <style:style style:name="T64" style:family="text">
      <style:text-properties officeooo:rsid="00244099"/>
    </style:style>
    <style:style style:name="T65" style:family="text">
      <style:text-properties officeooo:rsid="00259359"/>
    </style:style>
    <style:style style:name="T66" style:family="text">
      <style:text-properties officeooo:rsid="0028ab10"/>
    </style:style>
    <style:style style:name="T67" style:family="text">
      <style:text-properties officeooo:rsid="002a8cde"/>
    </style:style>
    <style:style style:name="T68" style:family="text">
      <style:text-properties officeooo:rsid="002e9661"/>
    </style:style>
    <style:style style:name="T69" style:family="text">
      <style:text-properties fo:color="#0000ff" officeooo:rsid="002e9661"/>
    </style:style>
    <style:style style:name="T70" style:family="text">
      <style:text-properties fo:color="#0000ff" style:font-name="DejaVu Sans Mono" fo:font-size="9pt"/>
    </style:style>
    <style:style style:name="T71" style:family="text">
      <style:text-properties officeooo:rsid="002ffb4c"/>
    </style:style>
    <style:style style:name="T72" style:family="text">
      <style:text-properties officeooo:rsid="00337aa9"/>
    </style:style>
    <style:style style:name="T73" style:family="text">
      <style:text-properties officeooo:rsid="00576f3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Đối với persistent storage (dữ liệu không mất khi kết thúc process ứng dụng), android hỗ trợ 4 dạng lưu trữ là: Shared Preferences, Internal Storage, External Storage và SQLite database. </text:p>
      <text:p text:style-name="P1"/>
      <text:p text:style-name="P5">Shared Preferences (SP)</text:p>
      <text:p text:style-name="P2">đây là dạng lưu trữ đơn giản nhất. SP cho phép chúng ta lưu dưới dạng cặp (1 key ứng với 1 giá trị) và giá trị lưu phải là dạng primitive. Dạng <text:span text:style-name="T1">lưu trữ này thường được lưu các giá trị đơn giản, dễ truy xuất, ví dụ như tùy chọn cài đặt của ứng dụng.</text:span></text:p>
      <text:p text:style-name="P3">Đầu tiên ta cần khai báo biến SP bằng 1 trogn 2 cách:</text:p>
      <text:p text:style-name="P3">getSharedPrefrences: lấy SP theo tên tự đặt, có thể dùng trong toàn bộ chương trình.</text:p>
      <text:p text:style-name="P3">GetPreferences: lấy SP của activity tương ứng, chỉ có thể dùng trong activity đó, không cần phải cung cấp tên. </text:p>
      <text:p text:style-name="P3">Để <text:span text:style-name="T2">lưu giá trị vào SP, ta khai báo một biến Editor rồi gọi lệnh put tương ứng với kiểu dữ liệu cần lưu như putBoolean, putString,… Sau khi put xong thì bắt buộc phải gọi commit (hoặc apply) để lưu lại. apply không trả về kết quả boolean thành công hay không, commit thì có.</text:span></text:p>
      <text:p text:style-name="P3">Để <text:span text:style-name="T2">lấy giá trị cần thì chỉ cần gọi get tương ứng với kiểu giá trị cần (getString, getBoolean,…) trên SP đã khai báo.</text:span></text:p>
      <text:p text:style-name="P4">Ví dụ:</text:p>
      <text:p text:style-name="P4"/>
      <text:p text:style-name="P13"><text:span text:style-name="T61">// write</text:span></text:p>
      <text:p text:style-name="P10">SharedPreferences sharedPref = getSharedPreferences(getString(R.string.<text:span text:style-name="T3">note_shared_preferences</text:span>), Context.<text:span text:style-name="T3">MODE_PRIVATE</text:span>);</text:p>
      <text:p text:style-name="P11">SharedPreferences.Editor editor = sharedPref.edit();</text:p>
      <text:p text:style-name="P11">editor.putString(<text:span text:style-name="T4">mNoteTitleEditText</text:span>.getText().toString(), <text:span text:style-name="T4">mNoteContentEditText</text:span>.getText().toString());</text:p>
      <text:p text:style-name="P17"><text:span text:style-name="T16">editor.commit();</text:span></text:p>
      <text:p text:style-name="P41">// read</text:p>
      <text:p text:style-name="P43">sharedPref.getString(getString(R.string.<text:span text:style-name="T3">note_shared_preferences</text:span>), <text:span text:style-name="T62">""</text:span>);</text:p>
      <text:p text:style-name="P22">(Trong demo thì em sử dụng getAll để lấy hết tất cả giá trị trong SP, trường hợp này khá hiếm xảy ra trong thực tế)</text:p>
      <text:p text:style-name="P23"/>
      <text:p text:style-name="P47">File</text:p>
      <text:p text:style-name="P24">Trong android, có thể lưu file trong 2 dạng lưu trự: internal storage và external storage. Internal <text:span text:style-name="T64">Storage là bộ nhớ trong của máy, external storage có thể là thẻ SD hoặc một phần tách ra từ bộ nhớ trong của máy. Sự khác nhau (ưu nhược điểm) giữa 2 loại này:</text:span></text:p>
      <table:table table:name="Difference" table:style-name="Difference">
        <table:table-column table:style-name="Difference.A" table:number-columns-repeated="2"/>
        <table:table-row>
          <table:table-cell table:style-name="Difference.A1" office:value-type="string">
            <text:p text:style-name="P6">Internal <text:span text:style-name="T65">Storage</text:span></text:p>
          </table:table-cell>
          <table:table-cell table:style-name="Difference.B1" office:value-type="string">
            <text:p text:style-name="P6">External <text:span text:style-name="T65">Storage</text:span></text:p>
          </table:table-cell>
        </table:table-row>
        <table:table-row>
          <table:table-cell table:style-name="Difference.A2" office:value-type="string">
            <text:p text:style-name="P7">Lưu hiện diện, có thể truy cập mọi lúc</text:p>
          </table:table-cell>
          <table:table-cell table:style-name="Difference.B2" office:value-type="string">
            <text:p text:style-name="P7">không thể sử dụng nếu đang gắn thiết bị qua cổng USB với máy tính hoặc thẻ SD bị gỡ ra khỏi thiết bị.</text:p>
          </table:table-cell>
        </table:table-row>
        <table:table-row>
          <table:table-cell table:style-name="Difference.A2" office:value-type="string">
            <text:p text:style-name="P7">riêng của ứng dụng, ứng dụng khác không thể truy cập</text:p>
          </table:table-cell>
          <table:table-cell table:style-name="Difference.B2" office:value-type="string">
            <text:p text:style-name="P6">ứng dụng nào <text:span text:style-name="T65">cũng đọc được, cơ bản là hiện diện trong danh mục file của hệ thống. Có thể lưu vào các folder để app khác đọc được như music, picture,...</text:span></text:p>
          </table:table-cell>
        </table:table-row>
        <table:table-row>
          <table:table-cell table:style-name="Difference.A2" office:value-type="string">
            <text:p text:style-name="P8">mất khi người dùng xóa ứng dụng</text:p>
          </table:table-cell>
          <table:table-cell table:style-name="Difference.B2" office:value-type="string">
            <text:p text:style-name="P8">mất hoặc không tùy vào vị trí lưu (hàm được gọi)</text:p>
          </table:table-cell>
        </table:table-row>
        <table:table-row>
          <table:table-cell table:style-name="Difference.A2" office:value-type="string">
            <text:p text:style-name="P9">không cần permission trong manifest</text:p>
          </table:table-cell>
          <table:table-cell table:style-name="Difference.B2" office:value-type="string">
            <text:p text:style-name="P9">cần khai báo permission trong manifest để <text:soft-page-break/>sử dụng <text:span text:style-name="T67">(tùy phiên bản hệ điều hành)</text:span></text:p>
          </table:table-cell>
        </table:table-row>
        <table:table-row>
          <table:table-cell table:style-name="Difference.A2" office:value-type="string">
            <text:p text:style-name="P6">Được dùng <text:span text:style-name="T66">trong trường hợp dữ liệu không muốn để người dùng hoặc app khác xem hay chỉnh sửa</text:span></text:p>
          </table:table-cell>
          <table:table-cell table:style-name="Difference.B2" office:value-type="string">
            <text:p text:style-name="P6">Được dùng <text:span text:style-name="T66">với những dữ liệu muốn chia sẻ với app khác hoặc máy tính kết nối có thể thấy được (ví dụ như nhạc down hay ảnh chụp được,...)</text:span></text:p>
          </table:table-cell>
        </table:table-row>
      </table:table>
      <text:p text:style-name="P24"/>
      <text:p text:style-name="P28">Các bước để lưu một file text:</text:p>
      <text:p text:style-name="P27">Kiểm tra xem có lưu được không trong trường hợp external (vì không phải lúc nào cũng sử dụng được)</text:p>
      <text:p text:style-name="P19"><text:span text:style-name="T7">public boolean </text:span>isExternalStorageWritable() {</text:p>
      <text:p text:style-name="P12"><text:s text:c="4"/><text:span text:style-name="T12">String state = Environment.</text:span><text:span text:style-name="T13">getExternalStorageState</text:span><text:span text:style-name="T12">();</text:span></text:p>
      <text:p text:style-name="P12"><text:s text:c="4"/><text:span text:style-name="T10">if </text:span><text:span text:style-name="T12">(Environment.</text:span><text:span text:style-name="T6">MEDIA_MOUNTED</text:span><text:span text:style-name="T12">.equals(state)) {</text:span></text:p>
      <text:p text:style-name="P12"><text:s text:c="8"/><text:span text:style-name="T10">return true</text:span><text:span text:style-name="T12">;</text:span></text:p>
      <text:p text:style-name="P12"><text:s text:c="4"/><text:span text:style-name="T12">}</text:span></text:p>
      <text:p text:style-name="P12"><text:s text:c="4"/><text:span text:style-name="T10">return false</text:span><text:span text:style-name="T12">;</text:span></text:p>
      <text:p text:style-name="P14"><text:span text:style-name="T15">}</text:span></text:p>
      <text:p text:style-name="P25">khai báo một FileOutputStream <text:span text:style-name="T72">với tên file tương ứng</text:span></text:p>
      <text:p text:style-name="P25"><text:bookmark-start text:name="__DdeLink__1_723892789"/>Internal:<text:bookmark-end text:name="__DdeLink__1_723892789"/></text:p>
      <text:p text:style-name="P16"><text:span text:style-name="T15">outputStream = openFileOutput(</text:span><text:span text:style-name="T4">mNoteTitleEditText</text:span><text:span text:style-name="T15">.getText().toString(), Context.</text:span><text:span text:style-name="T3">MODE_PRIVATE</text:span><text:span text:style-name="T15">);</text:span></text:p>
      <text:p text:style-name="P26"><text:span text:style-name="T15">External:</text:span></text:p>
      <text:p text:style-name="P14"><text:span text:style-name="T15">File file = </text:span><text:span text:style-name="T7">new </text:span><text:span text:style-name="T15">File(getExternalFilesDir(</text:span><text:span text:style-name="T7">null</text:span><text:span text:style-name="T15">), </text:span><text:span text:style-name="T4">mNoteTitleEditText</text:span><text:span text:style-name="T15">.getText().toString());</text:span></text:p>
      <text:p text:style-name="P21"><text:span text:style-name="T18">outputStream = </text:span><text:span text:style-name="T10">new </text:span><text:span text:style-name="T18">FileOutputStream(file);</text:span></text:p>
      <text:p text:style-name="P25">ghi dữ liệu vào FileOutputStream (dùng hàm Write) dưới dạng byte.</text:p>
      <text:p text:style-name="P15"><text:span text:style-name="T15">outputStream.write(</text:span><text:span text:style-name="T4">mNoteContentEditText</text:span><text:span text:style-name="T15">.getText().toString().getBytes());</text:span></text:p>
      <text:p text:style-name="P25">đóng <text:span text:style-name="T71">File</text:span>OutputStream.</text:p>
      <text:p text:style-name="P15"><text:span text:style-name="T15">outputStream.close();</text:span></text:p>
      <text:p text:style-name="P31"><text:bookmark-start text:name="__DdeLink__6_723892789"/><text:span text:style-name="T15">Cách để đọc một file text:</text:span><text:bookmark-end text:name="__DdeLink__6_723892789"/></text:p>
      <text:p text:style-name="P29"><text:span text:style-name="T15">Kiểm tra xem có đọc được trong trường hợp external hay không.</text:span></text:p>
      <text:p text:style-name="P29"><text:span text:style-name="T15">Lấy đường dẫn file.</text:span></text:p>
      <text:p text:style-name="P30"><text:span text:style-name="T23">Internal:</text:span><text:span text:style-name="T19"> </text:span><text:span text:style-name="T18">getFilesDir()</text:span></text:p>
      <text:p text:style-name="P34"><text:span text:style-name="T23">External: </text:span><text:span text:style-name="T25">thư mục riêng</text:span><text:span text:style-name="T24"> như</text:span><text:span text:style-name="T23"> </text:span><text:span text:style-name="T18">getExternalFilesDir(</text:span><text:span text:style-name="T10">null</text:span><text:span text:style-name="T18">), </text:span><text:span text:style-name="T26">hoặc </text:span><text:span text:style-name="T28">thư mục</text:span><text:span text:style-name="T26"> chung </text:span><text:span text:style-name="T27">như</text:span><text:span text:style-name="T18"> Environment.</text:span><text:span text:style-name="T20">getExternalStoragePublicDirectory</text:span><text:span text:style-name="T18">(Environment.</text:span><text:span text:style-name="T5">DIRECTORY_PICTURES</text:span><text:span text:style-name="T18">)</text:span></text:p>
      <text:p text:style-name="P45"><text:soft-page-break/><text:span text:style-name="T15">Thư mục </text:span><text:span text:style-name="T29">chung hay riêng </text:span><text:span text:style-name="T15">trong external</text:span><text:span text:style-name="T29"> đều sẽ hiện diện với người dùng và tất cả app khác (điểm k</text:span><text:span text:style-name="T15">hác biệt với internal storage). Nhưng giữa chúng vẫn có sự khác nhau:</text:span></text:p>
      <text:p text:style-name="P45"><text:span text:style-name="T30">File </text:span><text:span text:style-name="T15">trong thư mục chung sẽ vẫn được giữ lại khi người dùng gỡ bỏ ứng dụng. Vì vậy thư mục này thường được dùng lưu những dữ liệu có giá trị với người dùng và những app khác, ví dụ như ảnh chụp hay các file tải từ mạng.</text:span></text:p>
      <text:p text:style-name="P33"><text:span text:style-name="T31">N</text:span><text:span text:style-name="T15">gược lại, file trong thư mục riêng vẫn sẽ mất khi người dùng gỡ bỏ ứng dụng (giống internal storage). Những file này thường không có giá trị với các ứng dụng khác, ví dụ như các tài nguyên tải về cho ứng dụng của mình hay các file tạm thời sinh ra để hoàn thành tác vụ nào đó.</text:span></text:p>
      <text:p text:style-name="P29"><text:span text:style-name="T15">Khởi tạo FileInputStream với file nêu trên.</text:span></text:p>
      <text:p text:style-name="P21"><text:span text:style-name="T18">FileInputStream fileInputStream = </text:span><text:span text:style-name="T10">new </text:span><text:span text:style-name="T18">FileInputStream(file);</text:span></text:p>
      <text:p text:style-name="P29"><text:span text:style-name="T15">Đọ</text:span><text:span text:style-name="T17">c dữ liệu dưới dạng byte vào StringBuilder rồi chuyển qua String để sử dụng.</text:span></text:p>
      <text:p text:style-name="P20"><text:span text:style-name="T8">while </text:span><text:span text:style-name="T68">(fileInputStream.available() &gt; </text:span><text:span text:style-name="T69">0</text:span><text:span text:style-name="T68">) {</text:span></text:p>
      <text:p text:style-name="P12"><text:s text:c="4"/><text:span text:style-name="T12">sb.append((</text:span><text:span text:style-name="T10">char</text:span><text:span text:style-name="T12">) fileInputStream.read());</text:span></text:p>
      <text:p text:style-name="P18">}</text:p>
      <text:p text:style-name="P29"><text:span text:style-name="T21">Đóng </text:span><text:span text:style-name="T22">FileInputStream.</text:span></text:p>
      <text:p text:style-name="P32"><text:span text:style-name="T22">Cách </text:span><text:span text:style-name="T32">xóa file </text:span></text:p>
      <text:p text:style-name="P35"><text:span text:style-name="T15">Gọi hàm delete với file cần xóa. Nếu file lưu trong internal storage, thì có thể gọi hàm deleteFile trong Context với tham số tên file.</text:span></text:p>
      <text:p text:style-name="P35"><text:span text:style-name="T15"/></text:p>
      <text:p text:style-name="P36"><text:span text:style-name="T15">SQLite database</text:span></text:p>
      <text:p text:style-name="P48"><text:span text:style-name="T15">Đây </text:span><text:span text:style-name="T33">là dạng cơ sở dữ liệu </text:span><text:span text:style-name="T34">SQL</text:span><text:span text:style-name="T33">, dùng để lưu các dữ liệu có cấu trúc tương đối phức tạp. Dữ liệu trong SQLite sẽ chỉ được truy cập từ ứng dụng tương ứng. </text:span></text:p>
      <text:p text:style-name="P49"><text:span text:style-name="T33">Cách </text:span><text:span text:style-name="T15">thực hiện</text:span></text:p>
      <text:p text:style-name="P54"><text:span text:style-name="T15">Contract class</text:span></text:p>
      <text:p text:style-name="P49"><text:span text:style-name="T15">Đầu tiên là tạo một class hỗ trợ. Đây không phải là bước bắt buộc nhưng được khuyến cáo sử dụng để dễ xây dựng và quản lý database. </text:span><text:span text:style-name="T35">Class hỗ trợ này sẽ khai báo về cấu trúc của cơ sở dữ liệu cần xây dựng như tên bảng, tên cột. Dễ </text:span><text:span text:style-name="T36">thấy class này giúp việc thay đổi tên một chỗ thay vì sửa </text:span><text:span text:style-name="T37">từng dòng khi cần đổi tên. </text:span><text:span text:style-name="T38">Class này nên implement BaseColumns interface để có sẵn thuộc tính _ID đại diện cho thứ tự dòng. </text:span></text:p>
      <text:p text:style-name="P57"><text:span text:style-name="T11">final class </text:span><text:span text:style-name="T14">NoteDatabaseContract {</text:span></text:p>
      <text:p text:style-name="P12"><text:span text:style-name="T60"><text:s text:c="4"/></text:span><text:span text:style-name="T10">private </text:span><text:span text:style-name="T12">NoteDatabaseContract() {}</text:span></text:p>
      <text:p text:style-name="P12"><text:span text:style-name="T60"><text:s text:c="4"/></text:span><text:span text:style-name="T10">public static class </text:span><text:span text:style-name="T12">NoteEntry </text:span><text:span text:style-name="T10">implements </text:span><text:span text:style-name="T12">BaseColumns {</text:span></text:p>
      <text:p text:style-name="P12"><text:s text:c="8"/><text:span text:style-name="T10">public static final </text:span><text:span text:style-name="T12">String </text:span><text:span text:style-name="T6">TABLE_NAME </text:span><text:span text:style-name="T12">= </text:span><text:span text:style-name="T63">"noteEntry"</text:span><text:span text:style-name="T12">;</text:span></text:p>
      <text:p text:style-name="P12"><text:s text:c="8"/><text:span text:style-name="T10">public static final </text:span><text:span text:style-name="T12">String </text:span><text:span text:style-name="T6">COLUMN_NOTE_TITLE </text:span><text:span text:style-name="T12">= </text:span><text:span text:style-name="T63">"title"</text:span><text:span text:style-name="T12">;</text:span></text:p>
      <text:p text:style-name="P12"><text:s text:c="8"/><text:span text:style-name="T10">public static final </text:span><text:span text:style-name="T12">String </text:span><text:span text:style-name="T6">COLUMN_NOTE_CONTENT </text:span><text:span text:style-name="T12">= </text:span><text:span text:style-name="T63">"content"</text:span><text:span text:style-name="T12">;</text:span></text:p>
      <text:p text:style-name="P12"><text:s text:c="4"/><text:span text:style-name="T12">}</text:span></text:p>
      <text:p text:style-name="P18">}</text:p>
      <text:p text:style-name="P54"><text:span text:style-name="T38">Helper </text:span><text:span text:style-name="T15">class</text:span></text:p>
      <text:p text:style-name="P50"><text:soft-page-break/><text:span text:style-name="T38">Bây </text:span><text:span text:style-name="T15">giờ chúng ta chỉ cần tạo class thực hiện cơ sở dữ liệu của mình. Class này cần kế thừa SQLiteOpenHelper, override </text:span><text:span text:style-name="T39">constructor </text:span><text:span text:style-name="T40">(tạo database)</text:span><text:span text:style-name="T39">,</text:span><text:span text:style-name="T15"> onCreate (tạo </text:span><text:span text:style-name="T40">bảng </text:span><text:span text:style-name="T41">trong đây với câu lệnh SQL</text:span><text:span text:style-name="T15">), onUpgrade (nâng cấp database). </text:span></text:p>
      <text:p text:style-name="P56"><text:span text:style-name="T7">public class </text:span>NoteDbHelper <text:span text:style-name="T7">extends </text:span>SQLiteOpenHelper {</text:p>
      <text:p text:style-name="P12"><text:s text:c="4"/><text:span text:style-name="T61">// If you change the database schema, you must increment the database version.</text:span></text:p>
      <text:p text:style-name="P12"><text:span text:style-name="T60"><text:s text:c="4"/></text:span><text:span text:style-name="T10">public static final int </text:span><text:span text:style-name="T6">DATABASE_VERSION </text:span><text:span text:style-name="T12">= </text:span><text:span text:style-name="T70">1</text:span><text:span text:style-name="T12">;</text:span></text:p>
      <text:p text:style-name="P12"><text:s text:c="4"/><text:span text:style-name="T10">public static final </text:span><text:span text:style-name="T12">String </text:span><text:span text:style-name="T6">DATABASE_NAME </text:span><text:span text:style-name="T12">= </text:span><text:span text:style-name="T63">"NotesList.db"</text:span><text:span text:style-name="T12">;</text:span></text:p>
      <text:p text:style-name="P12"><text:s text:c="4"/><text:span text:style-name="T61">// SQL statements</text:span></text:p>
      <text:p text:style-name="P12"><text:span text:style-name="T60"><text:s text:c="4"/></text:span><text:span text:style-name="T10">private static final </text:span><text:span text:style-name="T12">String </text:span><text:span text:style-name="T6">SQL_CREATE_ENTRIES </text:span><text:span text:style-name="T12">=</text:span></text:p>
      <text:p text:style-name="P12"><text:s text:c="12"/><text:span text:style-name="T63">"CREATE TABLE " </text:span><text:span text:style-name="T12">+ NoteDatabaseContract.NoteEntry.</text:span><text:span text:style-name="T6">TABLE_NAME </text:span><text:span text:style-name="T12">+ </text:span><text:span text:style-name="T63">" (" </text:span><text:span text:style-name="T12">+</text:span></text:p>
      <text:p text:style-name="P12"><text:s text:c="20"/><text:span text:style-name="T12">NoteDatabaseContract.NoteEntry.</text:span><text:span text:style-name="T6">_ID </text:span><text:span text:style-name="T12">+ </text:span><text:span text:style-name="T63">" INTEGER PRIMARY KEY," </text:span><text:span text:style-name="T12">+</text:span></text:p>
      <text:p text:style-name="P12"><text:s text:c="20"/><text:span text:style-name="T12">NoteDatabaseContract.NoteEntry.</text:span><text:span text:style-name="T6">COLUMN_NOTE_TITLE </text:span><text:span text:style-name="T12">+ </text:span><text:span text:style-name="T63">" TEXT," </text:span><text:span text:style-name="T12">+</text:span></text:p>
      <text:p text:style-name="P12"><text:s text:c="20"/><text:span text:style-name="T12">NoteDatabaseContract.NoteEntry.</text:span><text:span text:style-name="T6">COLUMN_NOTE_CONTENT </text:span><text:span text:style-name="T12">+ </text:span><text:span text:style-name="T63">" TEXT );"</text:span><text:span text:style-name="T12">;</text:span></text:p>
      <text:p text:style-name="P12"><text:s text:c="4"/><text:span text:style-name="T10">private static final </text:span><text:span text:style-name="T12">String </text:span><text:span text:style-name="T6">SQL_DELETE_ENTRIES </text:span><text:span text:style-name="T12">=</text:span></text:p>
      <text:p text:style-name="P12"><text:s text:c="12"/><text:span text:style-name="T63">"DROP TABLE IF EXISTS " </text:span><text:span text:style-name="T12">+ NoteDatabaseContract.NoteEntry.</text:span><text:span text:style-name="T6">TABLE_NAME</text:span><text:span text:style-name="T12">;</text:span></text:p>
      <text:p text:style-name="P12"><text:s text:c="4"/><text:span text:style-name="T10">public </text:span><text:span text:style-name="T12">NoteDbHelper(Context context) {</text:span></text:p>
      <text:p text:style-name="P12"><text:s text:c="8"/><text:span text:style-name="T10">super</text:span><text:span text:style-name="T12">(context, </text:span><text:span text:style-name="T6">DATABASE_NAME</text:span><text:span text:style-name="T12">, </text:span><text:span text:style-name="T10">null</text:span><text:span text:style-name="T12">, </text:span><text:span text:style-name="T6">DATABASE_VERSION</text:span><text:span text:style-name="T12">);</text:span></text:p>
      <text:p text:style-name="P12"><text:s text:c="4"/><text:span text:style-name="T12">}</text:span></text:p>
      <text:p text:style-name="P12"><text:s text:c="4"/><text:span text:style-name="T10">public void </text:span><text:span text:style-name="T12">onCreate(SQLiteDatabase db) {</text:span></text:p>
      <text:p text:style-name="P12"><text:s text:c="8"/><text:span text:style-name="T12">Log.</text:span><text:span text:style-name="T13">e</text:span><text:span text:style-name="T12">(</text:span><text:span text:style-name="T6">TAG</text:span><text:span text:style-name="T12">, </text:span><text:span text:style-name="T63">"onCreate: " </text:span><text:span text:style-name="T12">+ </text:span><text:span text:style-name="T6">SQL_CREATE_ENTRIES</text:span><text:span text:style-name="T12">);</text:span></text:p>
      <text:p text:style-name="P12"><text:s text:c="8"/><text:span text:style-name="T12">db.execSQL(</text:span><text:span text:style-name="T6">SQL_CREATE_ENTRIES</text:span><text:span text:style-name="T12">);</text:span></text:p>
      <text:p text:style-name="P12"><text:s text:c="4"/><text:span text:style-name="T12">}</text:span></text:p>
      <text:p text:style-name="P12"><text:s text:c="4"/><text:span text:style-name="T10">public void </text:span><text:span text:style-name="T12">onUpgrade(SQLiteDatabase db, </text:span><text:span text:style-name="T10">int </text:span><text:span text:style-name="T12">oldVersion, </text:span><text:span text:style-name="T10">int </text:span><text:span text:style-name="T12">newVersion) {</text:span></text:p>
      <text:p text:style-name="P12"><text:s text:c="8"/><text:span text:style-name="T12">db.execSQL(</text:span><text:span text:style-name="T6">SQL_DELETE_ENTRIES</text:span><text:span text:style-name="T12">);</text:span></text:p>
      <text:p text:style-name="P12"><text:s text:c="8"/><text:span text:style-name="T12">onCreate(db);</text:span></text:p>
      <text:p text:style-name="P12"><text:s text:c="4"/><text:span text:style-name="T12">}</text:span></text:p>
      <text:p text:style-name="P12"><text:s text:c="4"/><text:span text:style-name="T10">public void </text:span><text:span text:style-name="T12">onDowngrade(SQLiteDatabase db, </text:span><text:span text:style-name="T10">int </text:span><text:span text:style-name="T12">oldVersion, </text:span><text:span text:style-name="T10">int </text:span><text:span text:style-name="T12">newVersion) {</text:span></text:p>
      <text:p text:style-name="P12"><text:s text:c="8"/><text:span text:style-name="T12">onUpgrade(db, oldVersion, newVersion);</text:span></text:p>
      <text:p text:style-name="P12"><text:s text:c="4"/><text:span text:style-name="T12">}</text:span></text:p>
      <text:p text:style-name="P14"><text:span text:style-name="T15">}</text:span></text:p>
      <text:p text:style-name="P54"><text:span text:style-name="T42">G</text:span><text:span text:style-name="T15">hi dữ liệu</text:span></text:p>
      <text:p text:style-name="P50"><text:span text:style-name="T42">Để </text:span><text:span text:style-name="T43">ghi dữ liệu vào database, đầu tiên ta cần khởi tạo đối tượng class ở bước 2. </text:span><text:span text:style-name="T44">Sau đó gọi hàm getWriteableDatabase để có thể ghi dữ liệu. </text:span><text:span text:style-name="T45">Nạp dữ liệu cần ghi vào ContentValue và ghi vào database với lệnh insert.</text:span></text:p>
      <text:p text:style-name="P44"><text:span text:style-name="T73">NoteDbHelper mDbHelper = </text:span><text:span text:style-name="T9">new </text:span><text:span text:style-name="T73">NoteDbHelper(</text:span><text:span text:style-name="T9">this</text:span><text:span text:style-name="T73">);</text:span></text:p>
      <text:p text:style-name="P42">// Gets the data repository in write mode</text:p>
      <text:p text:style-name="P43">SQLiteDatabase db = mDbHelper.getWritableDatabase();</text:p>
      <text:p text:style-name="P42">// Create a new map of values, where column names are the keys</text:p>
      <text:p text:style-name="P43">ContentValues values = <text:span text:style-name="T7">new </text:span>ContentValues();</text:p>
      <text:p text:style-name="P43">values.put(NoteDatabaseContract.NoteEntry.<text:span text:style-name="T3">COLUMN_NOTE_TITLE</text:span>, <text:span text:style-name="T4">mNoteTitleEditText</text:span>.getText().toString());</text:p>
      <text:p text:style-name="P43">values.put(NoteDatabaseContract.NoteEntry.<text:span text:style-name="T3">COLUMN_NOTE_CONTENT</text:span>, <text:span text:style-name="T4">mNoteContentEditText</text:span>.getText().toString());</text:p>
      <text:p text:style-name="P42">// Insert the new row, returning the primary key value of the new row</text:p>
      <text:p text:style-name="P46"><text:span text:style-name="T7">long </text:span><text:span text:style-name="T15">newRowId = db.insert(NoteDatabaseContract.NoteEntry.</text:span><text:span text:style-name="T3">TABLE_NAME</text:span><text:span text:style-name="T15">, </text:span><text:span text:style-name="T7">null</text:span><text:span text:style-name="T15">, values);</text:span></text:p>
      <text:p text:style-name="P58"><text:span text:style-name="T45">Đọc dữ liệu</text:span></text:p>
      <text:p text:style-name="P51"><text:span text:style-name="T45">Để đọc dữ liệu </text:span><text:span text:style-name="T47">thì đầu tiên giống với ghi dữ liệu, ta cần khởi tạo đối tượng và gọi hàm getReadableDatabase trên đối tượng. </text:span></text:p>
      <text:p text:style-name="P51"><text:span text:style-name="T47">Sau đó</text:span><text:span text:style-name="T45"> </text:span><text:span text:style-name="T46">thì có hơi phức tạp hơn, cơ bản ta phải tạo ra một lệnh select SQL bằng hàm query. </text:span><text:span text:style-name="T47">Các biến lần lượt là tên bảng, các cột cần lấy (select), điều kiện where, mảng các giá trị cho điều kiện where, groupby, having, orderBy, limit (số dùng tối đa lấy). </text:span><text:span text:style-name="T48">Kết quả trả về trong một cursor và ta thao tác với cursor này. Sau khi lấy kết quả thì cứ gọi moveToNext để lấy dòng tiếp theo. </text:span></text:p>
      <text:p text:style-name="P51"><text:span text:style-name="T49">Khi kết thúc sử dụng thì ta đóng cursor và cả database </text:span><text:span text:style-name="T50">helper. </text:span><text:span text:style-name="T51">Theo khuyến nghị thì chỉ đóng k</text:span><text:span text:style-name="T52">hi đã </text:span><text:span text:style-name="T51">chắc chắn ứng dụng kết thúc sử dụng vì chi phí mở database khá cao.</text:span></text:p>
      <text:p text:style-name="P54"><text:soft-page-break/><text:span text:style-name="T51">Xóa dữ liệu</text:span></text:p>
      <text:p text:style-name="P52"><text:span text:style-name="T45">Tươn</text:span><text:span text:style-name="T15">g tự đọc dữ liệu nhưng gọi hàm delete. Các tham số tương ứng là tên bảng, mệnh đề where, các giá trị của điều kiện where. </text:span></text:p>
      <text:p text:style-name="P55"><text:span text:style-name="T15">Cập nhật dữ liệu</text:span></text:p>
      <text:p text:style-name="P53"><text:span text:style-name="T15">Tương tự, gọi hàm update. </text:span><text:span text:style-name="T53">Các tham số tương ứng là tên bảng, ContentValues giữ giá trị cần đổi, mệnh đề where, giá trị cho mệnh đề where). Cơ bản là gọi delete rồi insert. </text:span></text:p>
      <text:p text:style-name="P53"><text:span text:style-name="T53"/></text:p>
      <text:p text:style-name="P53"><text:span text:style-name="T53"/></text:p>
      <text:p text:style-name="P37"><text:span text:style-name="T53">Kết </text:span><text:span text:style-name="T15">luận</text:span></text:p>
      <text:p text:style-name="P38"><text:span text:style-name="T15">SharedPreferences thì đơn giản, lưu theo cặp dữ liệu key-value, thích hợp cho dữ liệu đơn giản, đặc biệt là tùy chọn cài đặt (preference).</text:span></text:p>
      <text:p text:style-name="P38"><text:span text:style-name="T15">Internal </text:span><text:span text:style-name="T54">Storage: lưu file mà người dùng không cần truy cập </text:span><text:span text:style-name="T57">và yêu cầu có thể truy xuất mọi lúc</text:span><text:span text:style-name="T54">.</text:span></text:p>
      <text:p text:style-name="P38"><text:span text:style-name="T54">External Storage: lưu file mà người dùng hoặc app khác cần và có thể truy cập không cần ứng dụng của mình, </text:span><text:span text:style-name="T56">hoặc là cái file có size lớn muốn chuyển qua thẻ SD, </text:span><text:span text:style-name="T58">và đều không yêu cầu truy xuất mọi lúc (vì không phải lúc nào cũng có thể truy cập)</text:span><text:span text:style-name="T54">. </text:span><text:span text:style-name="T55">Thường là các dữ liệu media.</text:span></text:p>
      <text:p text:style-name="P39"><text:span text:style-name="T55">S</text:span><text:span text:style-name="T15">QLite: lưu dữ liệu có cấu trúc, có quan hệ và tương đối phức tạp. </text:span></text:p>
      <text:p text:style-name="P40"><text:span text:style-name="T15">Network connection (server ví dụ firebase): truy xuất ở đâu miễn có mạng, để đồng bộ dữ liệu giữa các thiết bị.</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 svg:font-family="Ar"/>
    <style:font-face style:name="Consolas" svg:font-family="Consolas, 'Liberation Mono', Menlo, Monaco, Courier, monospace"/>
    <style:font-face style:name="DejaVu Sans Mono" svg:font-family="'DejaVu Sans Mono'"/>
    <style:font-face style:name="ar" svg:font-family="ar"/>
    <style:font-face style:name="Arial" svg:font-family="Arial" style:font-family-generic="swiss"/>
    <style:font-face style:name="FreeSans1" svg:font-family="FreeSans" style:font-family-generic="swiss"/>
    <style:font-face style:name="arial" svg:font-family="arial"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9T15:25:43.387952813</meta:creation-date>
    <dc:date>2017-07-19T17:22:25.719210763</dc:date>
    <meta:editing-duration>PT1H55M59S</meta:editing-duration>
    <meta:editing-cycles>90</meta:editing-cycles>
    <meta:generator>LibreOffice/5.2.2.2$Linux_X86_64 LibreOffice_project/20m0$Build-2</meta:generator>
    <meta:document-statistic meta:table-count="1" meta:image-count="0" meta:object-count="0" meta:page-count="5" meta:paragraph-count="134" meta:word-count="1614" meta:character-count="9832" meta:non-whitespace-character-count="8089"/>
  </office:meta>
</office:document-meta>
</file>